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7.5194in" table:align="margins"/>
    </style:style>
    <style:style style:name="Table2.A" style:family="table-column">
      <style:table-column-properties style:column-width="3.7597in" style:rel-column-width="32767*"/>
    </style:style>
    <style:style style:name="Table2.B" style:family="table-column">
      <style:table-column-properties style:column-width="3.7597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09in" table:align="left"/>
    </style:style>
    <style:style style:name="Table1.A" style:family="table-column">
      <style:table-column-properties style:column-width="3.759in"/>
    </style:style>
    <style:style style:name="Table1.B" style:family="table-column">
      <style:table-column-properties style:column-width="3.75in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666666" fo:border-right="none" fo:border-top="0.0007in solid #666666" fo:border-bottom="0.0007in solid #666666"/>
    </style:style>
    <style:style style:name="Table1.B1" style:family="table-cell">
      <style:table-cell-properties fo:padding="0.0382in" fo:border="0.0007in solid #666666"/>
    </style:style>
    <style:style style:name="Table1.A2" style:family="table-cell">
      <style:table-cell-properties fo:padding="0.0382in" fo:border-left="0.0007in solid #666666" fo:border-right="none" fo:border-top="none" fo:border-bottom="0.0007in solid #666666"/>
    </style:style>
    <style:style style:name="Table1.B2" style:family="table-cell">
      <style:table-cell-properties fo:padding="0.0382in" fo:border-left="0.0007in solid #666666" fo:border-right="0.0007in solid #666666" fo:border-top="none" fo:border-bottom="0.0007in solid #666666"/>
    </style:style>
    <style:style style:name="P1" style:family="paragraph" style:parent-style-name="Text_20_body">
      <style:paragraph-properties fo:text-align="start" style:justify-single-word="false"/>
      <style:text-properties style:font-name="Andale Mono" fo:font-size="18pt" fo:font-weight="normal" style:font-size-asian="18pt" style:font-weight-asian="normal" style:font-size-complex="18pt" style:font-weight-complex="normal"/>
    </style:style>
    <style:style style:name="P2" style:family="paragraph" style:parent-style-name="Text_20_body">
      <style:text-properties style:font-name="Andale Mono" fo:font-size="18pt" style:font-size-asian="18pt" style:font-size-complex="18pt"/>
    </style:style>
    <style:style style:name="P3" style:family="paragraph" style:parent-style-name="Text_20_body">
      <style:text-properties fo:color="#006633" style:font-name="Andale Mono" fo:font-size="18pt" style:font-size-asian="18pt" style:font-size-complex="18pt"/>
    </style:style>
    <style:style style:name="P4" style:family="paragraph" style:parent-style-name="Standard">
      <style:text-properties style:font-name="Andale Mono" fo:font-size="16pt" style:font-size-asian="16pt" style:font-size-complex="16pt"/>
    </style:style>
    <style:style style:name="P5" style:family="paragraph" style:parent-style-name="Standard">
      <style:text-properties style:font-name="Andale Mono" fo:font-size="18pt" style:font-size-asian="18pt" style:font-size-complex="18pt"/>
    </style:style>
    <style:style style:name="P6" style:family="paragraph" style:parent-style-name="Standard">
      <style:text-properties fo:color="#007826" style:font-name="Andale Mono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6600ff" style:font-name="Andale Mono" fo:font-size="16pt" style:font-size-asian="16pt" style:font-size-complex="16pt"/>
    </style:style>
    <style:style style:name="P8" style:family="paragraph" style:parent-style-name="Standard">
      <style:text-properties fo:color="#006633" style:font-name="Andale Mono" fo:font-size="16pt" style:font-size-asian="16pt" style:font-size-complex="16pt"/>
    </style:style>
    <style:style style:name="P9" style:family="paragraph" style:parent-style-name="Standard">
      <style:text-properties style:use-window-font-color="true" style:font-name="Andale Mono" fo:font-size="16pt" style:font-size-asian="16pt" style:font-size-complex="16pt"/>
    </style:style>
    <style:style style:name="P10" style:family="paragraph" style:parent-style-name="Standard">
      <style:text-properties style:font-name="Apple Braille" fo:font-size="14pt" style:font-size-asian="14pt" style:font-size-complex="14pt"/>
    </style:style>
    <style:style style:name="P11" style:family="paragraph" style:parent-style-name="Table_20_Contents">
      <style:text-properties style:font-name="Andale Mono" fo:font-size="18pt" style:font-size-asian="18pt" style:font-size-complex="18pt"/>
    </style:style>
    <style:style style:name="P12" style:family="paragraph" style:parent-style-name="Standard">
      <style:text-properties fo:color="#007826" style:font-name="Andale Mono" fo:font-size="16pt" style:font-size-asian="16pt" style:font-size-complex="16pt"/>
    </style:style>
    <style:style style:name="T1" style:family="text">
      <style:text-properties fo:color="#007826"/>
    </style:style>
    <style:style style:name="T2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 Statements for RetainedFragment With Thread</text:p>
      <text:p text:style-name="P2">* Activity on ui thread is in black.</text:p>
      <text:p text:style-name="P3">* Activity on new thread (17814) is in green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CTIVITY</text:p>
          </table:table-cell>
          <table:table-cell table:style-name="Table2.A1" office:value-type="string">
            <text:p text:style-name="P11">RETAINEDFRAGMENT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/>onCreate()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onStart-a()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ttach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Create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 table:style-name="Table1.1">
          <table:table-cell table:style-name="Table1.A2" office:value-type="string">
            <text:p text:style-name="P4"><text:s/>onStart-b()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Resume(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4"><text:s/><text:span text:style-name="T1">Retained ii: 0 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1 </text:p>
          </table:table-cell>
        </table:table-row>
        <table:table-row>
          <table:table-cell table:style-name="Table1.A2" office:value-type="string">
            <text:p text:style-name="P6"><text:s/>Work at 1%</text:p>
          </table:table-cell>
          <table:table-cell table:style-name="Table1.B2" office:value-type="string">
            <text:p text:style-name="P6"><text:s text:c="2"/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2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3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…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58 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5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60 </text:p>
          </table:table-cell>
        </table:table-row>
        <table:table-row>
          <table:table-cell table:style-name="Table1.B2" table:number-columns-spanned="2" office:value-type="string">
            <text:p text:style-name="P7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4"><text:s/>onPause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Pause()</text:p>
          </table:table-cell>
        </table:table-row>
        <table:table-row>
          <table:table-cell table:style-name="Table1.A2" office:value-type="string">
            <text:p text:style-name="P4"><text:s/>onPaus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aveInstanceState()</text:p>
          </table:table-cell>
          <table:table-cell table:style-name="Table1.B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><text:s/>onStop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op()</text:p>
          </table:table-cell>
        </table:table-row>
        <table:table-row>
          <table:table-cell table:style-name="Table1.A2" office:value-type="string">
            <text:p text:style-name="P4"><text:s/>onStop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Destroy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Detach()</text:p>
          </table:table-cell>
        </table:table-row>
        <table:table-row>
          <table:table-cell table:style-name="Table1.A2" office:value-type="string">
            <text:p text:style-name="P4"><text:s/>onDestroy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61 </text:p>
          </table:table-cell>
        </table:table-row>
        <table:table-row>
          <table:table-cell table:style-name="Table1.A2" office:value-type="string">
            <text:p text:style-name="P4"><text:s/>onCreate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Attach()</text:p>
          </table:table-cell>
        </table:table-row>
        <table:table-row>
          <table:table-cell table:style-name="Table1.A2" office:value-type="string">
            <text:p text:style-name="P4"><text:s/>onCreat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tart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>
          <table:table-cell table:style-name="Table1.A2" office:value-type="string">
            <text:p text:style-name="P6"><text:s/><text:span text:style-name="T2">onStart-b()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<text:s/>onRestoreInstance</text:p>
            <text:p text:style-name="P4"><text:s/>State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9"><text:s/>onResume(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62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63</text:p>
          </table:table-cell>
        </table:table-row>
        <table:table-row>
          <table:table-cell table:style-name="Table1.A2" office:value-type="string">
            <text:p text:style-name="P6"><text:s/>Work at 25%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6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6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66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…..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149</text:p>
          </table:table-cell>
        </table:table-row>
        <table:table-row>
          <table:table-cell table:style-name="Table1.B2" table:number-columns-spanned="2" office:value-type="string">
            <text:p text:style-name="P7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4"><text:s/>onPause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Pause()</text:p>
          </table:table-cell>
        </table:table-row>
        <text:soft-page-break/>
        <table:table-row>
          <table:table-cell table:style-name="Table1.A2" office:value-type="string">
            <text:p text:style-name="P4"><text:s/>onPause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aveInstanceStat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top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op()</text:p>
          </table:table-cell>
        </table:table-row>
        <table:table-row>
          <table:table-cell table:style-name="Table1.A2" office:value-type="string">
            <text:p text:style-name="P4"><text:s/>onStop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Destroy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Detach()</text:p>
          </table:table-cell>
        </table:table-row>
        <table:table-row>
          <table:table-cell table:style-name="Table1.A2" office:value-type="string">
            <text:p text:style-name="P4"><text:s/>onDestroy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150</text:p>
          </table:table-cell>
        </table:table-row>
        <table:table-row>
          <table:table-cell table:style-name="Table1.A2" office:value-type="string">
            <text:p text:style-name="P4"><text:s/>onCreate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Attach()</text:p>
          </table:table-cell>
        </table:table-row>
        <table:table-row>
          <table:table-cell table:style-name="Table1.A2" office:value-type="string">
            <text:p text:style-name="P4"><text:s/>onCreat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tart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>
          <table:table-cell table:style-name="Table1.A2" office:value-type="string">
            <text:p text:style-name="P4"><text:s/>onStart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RestoreInstance</text:p>
            <text:p text:style-name="P4"><text:s/>Stat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Resume(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15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152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…...</text:p>
          </table:table-cell>
        </table:table-row>
        <table:table-row>
          <table:table-cell table:style-name="Table1.A2" office:value-type="string">
            <text:p text:style-name="P6"><text:s/>Work at 75%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226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227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228</text:p>
          </table:table-cell>
        </table:table-row>
        <table:table-row>
          <table:table-cell table:style-name="Table1.B2" table:number-columns-spanned="2" office:value-type="string">
            <text:p text:style-name="P7">TURN PHONE - CONFIGURATION CHANGE</text:p>
          </table:table-cell>
          <table:covered-table-cell/>
        </table:table-row>
        <table:table-row>
          <table:table-cell table:style-name="Table1.A2" office:value-type="string">
            <text:p text:style-name="P4"><text:s/>onPause-a()</text:p>
          </table:table-cell>
          <table:table-cell table:style-name="Table1.B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Pause()</text:p>
          </table:table-cell>
        </table:table-row>
        <table:table-row>
          <table:table-cell table:style-name="Table1.A2" office:value-type="string">
            <text:p text:style-name="P4"><text:s/>onPaus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aveInstanceStat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top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op()</text:p>
          </table:table-cell>
        </table:table-row>
        <table:table-row>
          <table:table-cell table:style-name="Table1.A2" office:value-type="string">
            <text:p text:style-name="P4"><text:s/>onStop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B2" table:number-columns-spanned="2" office:value-type="string">
            <text:p text:style-name="P4"><text:s/>onDestroy-a()</text:p>
          </table:table-cell>
          <table:covered-table-cell/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Detach()</text:p>
          </table:table-cell>
        </table:table-row>
        <table:table-row>
          <table:table-cell table:style-name="Table1.A2" office:value-type="string">
            <text:p text:style-name="P4"><text:s/>onDestroy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><text:s/>Retained ii: 229</text:p>
          </table:table-cell>
        </table:table-row>
        <table:table-row>
          <table:table-cell table:style-name="Table1.A2" office:value-type="string">
            <text:p text:style-name="P4"><text:s/>onCreate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Attach()</text:p>
          </table:table-cell>
        </table:table-row>
        <table:table-row>
          <table:table-cell table:style-name="Table1.A2" office:value-type="string">
            <text:p text:style-name="P4"><text:s/>onCreate-b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Start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ActivityCreated(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<text:s/>onStart()</text:p>
          </table:table-cell>
        </table:table-row>
        <table:table-row>
          <table:table-cell table:style-name="Table1.A2" office:value-type="string">
            <text:p text:style-name="P4"><text:s/>onStart-a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RestoreInstanceStat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onResume()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<text:s/></text:p>
          </table:table-cell>
          <table:table-cell table:style-name="Table1.B2" office:value-type="string">
            <text:p text:style-name="P4"><text:s/>onResume(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<text:s/>Retained ii: 23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<text:s/>Retained ii: 232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<text:s/>Retained ii: 233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<text:s/>…...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<text:s/>Retained ii: 249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6"><text:s/>Retained ii: 250</text:p>
          </table:table-cell>
        </table:table-row>
        <table:table-row>
          <table:table-cell table:style-name="Table1.A2" office:value-type="string">
            <text:p text:style-name="P6"><text:s/>Work at 100%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8"><text:s/>Retained ii: 251 </text:p>
          </table:table-cell>
        </table:table-row>
      </table:table>
      <text:p text:style-name="P5"><text:soft-page-break/></text:p>
      <text:p text:style-name="P10">Activity - main onCreate-A()</text:p>
      <text:p text:style-name="P10">Activity - main onCreate-B()</text:p>
      <text:p text:style-name="P10">Activity - main onStart-A()</text:p>
      <text:p text:style-name="P10">Retained - main onAttach-A()</text:p>
      <text:p text:style-name="P10">Retained - main onAttach-B()</text:p>
      <text:p text:style-name="P10">Retained - main onCreate()-A</text:p>
      <text:p text:style-name="P10">Retained - main onCreate()-B</text:p>
      <text:p text:style-name="P10">Retained - main onActivityCreated()-A</text:p>
      <text:p text:style-name="P10">Retained - main onActivityCreated()-B</text:p>
      <text:p text:style-name="P10">Retained - main onStart()-A</text:p>
      <text:p text:style-name="P10">Retained - main onStart()-B</text:p>
      <text:p text:style-name="P10">Activity - main onStart-B()</text:p>
      <text:p text:style-name="P10">Activity - main onResume-A()</text:p>
      <text:p text:style-name="P10">Activity - main onResume-B()</text:p>
      <text:p text:style-name="P10">Retained - main onResume()-A</text:p>
      <text:p text:style-name="P10">Retained - main onResume()-B</text:p>
      <text:p text:style-name="P10">Retained ii: 0 Thread-17814</text:p>
      <text:p text:style-name="P10">Retained ii: 1 Thread-17814</text:p>
      <text:p text:style-name="P10">Thread-17814 Activity <text:s/>at 1%</text:p>
      <text:p text:style-name="P10">Retained ii: 2 Thread-17814</text:p>
      <text:p text:style-name="P10">Retained ii: 3 Thread-17814</text:p>
      <text:p text:style-name="P10">Retained ii: 4 Thread-17814</text:p>
      <text:p text:style-name="P10">Retained ii: 5 Thread-17814</text:p>
      <text:p text:style-name="P10">Retained ii: 6 Thread-17814</text:p>
      <text:p text:style-name="P10">Retained ii: 7 Thread-17814</text:p>
      <text:p text:style-name="P10">Retained ii: 8 Thread-17814</text:p>
      <text:p text:style-name="P10">Retained ii: 9 Thread-17814</text:p>
      <text:p text:style-name="P10">Retained ii: 10 Thread-17814</text:p>
      <text:p text:style-name="P10">Retained ii: 11 Thread-17814</text:p>
      <text:p text:style-name="P10">Retained ii: 12 Thread-17814</text:p>
      <text:p text:style-name="P10">Retained ii: 13 Thread-17814</text:p>
      <text:p text:style-name="P10">Retained ii: 14 Thread-17814</text:p>
      <text:p text:style-name="P10">Retained ii: 15 Thread-17814</text:p>
      <text:p text:style-name="P10">Retained ii: 16 Thread-17814</text:p>
      <text:p text:style-name="P10">Retained ii: 17 Thread-17814</text:p>
      <text:p text:style-name="P10">Retained ii: 18 Thread-17814</text:p>
      <text:p text:style-name="P10">Retained ii: 19 Thread-17814</text:p>
      <text:p text:style-name="P10">Retained ii: 20 Thread-17814</text:p>
      <text:p text:style-name="P10">Retained ii: 21 Thread-17814</text:p>
      <text:p text:style-name="P10">Retained ii: 22 Thread-17814</text:p>
      <text:p text:style-name="P10">Retained ii: 23 Thread-17814</text:p>
      <text:p text:style-name="P10">Retained ii: 24 Thread-17814</text:p>
      <text:p text:style-name="P10">Retained ii: 25 Thread-17814</text:p>
      <text:p text:style-name="P10">Retained ii: 26 Thread-17814</text:p>
      <text:p text:style-name="P10">Retained ii: 27 Thread-17814</text:p>
      <text:p text:style-name="P10">Retained ii: 28 Thread-17814</text:p>
      <text:p text:style-name="P10">Retained ii: 29 Thread-17814</text:p>
      <text:p text:style-name="P10">Retained ii: 30 Thread-17814</text:p>
      <text:p text:style-name="P10">Retained ii: 31 Thread-17814</text:p>
      <text:p text:style-name="P10">Retained ii: 32 Thread-17814</text:p>
      <text:p text:style-name="P10">Retained ii: 33 Thread-17814</text:p>
      <text:p text:style-name="P10">Retained ii: 34 Thread-17814</text:p>
      <text:p text:style-name="P10">Retained ii: 35 Thread-17814</text:p>
      <text:p text:style-name="P10">Retained ii: 36 Thread-17814</text:p>
      <text:p text:style-name="P10">Retained ii: 37 Thread-17814</text:p>
      <text:p text:style-name="P10">Retained ii: 38 Thread-17814</text:p>
      <text:p text:style-name="P10">Retained ii: 39 Thread-17814</text:p>
      <text:p text:style-name="P10">Retained ii: 40 Thread-17814</text:p>
      <text:p text:style-name="P10">Retained ii: 41 Thread-17814</text:p>
      <text:p text:style-name="P10">Retained ii: 42 Thread-17814</text:p>
      <text:p text:style-name="P10">Retained ii: 43 Thread-17814</text:p>
      <text:p text:style-name="P10">Retained ii: 44 Thread-17814</text:p>
      <text:p text:style-name="P10">Retained ii: 45 Thread-17814</text:p>
      <text:p text:style-name="P10">Retained ii: 46 Thread-17814</text:p>
      <text:p text:style-name="P10">Retained ii: 47 Thread-17814</text:p>
      <text:p text:style-name="P10">Retained ii: 48 Thread-17814</text:p>
      <text:p text:style-name="P10">Retained ii: 49 Thread-17814</text:p>
      <text:p text:style-name="P10">Retained ii: 50 Thread-17814</text:p>
      <text:p text:style-name="P10">Retained ii: 51 Thread-17814</text:p>
      <text:p text:style-name="P10">Retained ii: 52 Thread-17814</text:p>
      <text:p text:style-name="P10">Retained ii: 53 Thread-17814</text:p>
      <text:p text:style-name="P10">Retained ii: 54 Thread-17814</text:p>
      <text:p text:style-name="P10">Retained ii: 55 Thread-17814</text:p>
      <text:p text:style-name="P10">Retained ii: 56 Thread-17814</text:p>
      <text:p text:style-name="P10">Retained ii: 57 Thread-17814</text:p>
      <text:p text:style-name="P10">Retained ii: 58 Thread-17814</text:p>
      <text:p text:style-name="P10">Retained ii: 59 Thread-17814</text:p>
      <text:p text:style-name="P10">Retained ii: 60 Thread-17814</text:p>
      <text:p text:style-name="P10">Activity - main onPause()-A</text:p>
      <text:p text:style-name="P10">Retained - main onPause()-A</text:p>
      <text:p text:style-name="P10">Retained - main onPause()-B</text:p>
      <text:p text:style-name="P10">Activity - main onPause()-B</text:p>
      <text:p text:style-name="P10">Activity - main onSaveInstanceState()-A</text:p>
      <text:p text:style-name="P10">Activity - main onSaveInstanceState()-B</text:p>
      <text:p text:style-name="P10">Activity - main onStop()-A</text:p>
      <text:p text:style-name="P10">Retained - main onStop()-A</text:p>
      <text:p text:style-name="P10">Retained - main onStop()-B</text:p>
      <text:p text:style-name="P10">Activity - main onStop()-B</text:p>
      <text:p text:style-name="P10">Activity - main onDestroy()-A</text:p>
      <text:p text:style-name="P10">Retained - main onDetach()-A</text:p>
      <text:p text:style-name="P10">Retained - main onDetach()-B</text:p>
      <text:p text:style-name="P10">Activity - main onDestroy()-B</text:p>
      <text:p text:style-name="P10">Retained ii: 61 Thread-17814</text:p>
      <text:p text:style-name="P10">Activity - main onCreate-A()</text:p>
      <text:p text:style-name="P10">Retained - main onAttach-A()</text:p>
      <text:p text:style-name="P10">Retained - main onAttach-B()</text:p>
      <text:p text:style-name="P10">Activity - main onCreate-B()</text:p>
      <text:p text:style-name="P10">Activity - main onStart-A()</text:p>
      <text:p text:style-name="P10">Retained - main onActivityCreated()-A</text:p>
      <text:p text:style-name="P10">Retained - main onActivityCreated()-B</text:p>
      <text:p text:style-name="P10">Retained - main onStart()-A</text:p>
      <text:p text:style-name="P10">Retained - main onStart()-B</text:p>
      <text:p text:style-name="P10">Activity - main onStart-B()</text:p>
      <text:p text:style-name="P10">Activity - main onRestoreInstanceState()</text:p>
      <text:p text:style-name="P10">Activity - main onResume-A()</text:p>
      <text:p text:style-name="P10">Activity - main onResume-B()</text:p>
      <text:p text:style-name="P10">Retained - main onResume()-A</text:p>
      <text:p text:style-name="P10">Retained - main onResume()-B</text:p>
      <text:p text:style-name="P10">Retained ii: 62 Thread-17814</text:p>
      <text:p text:style-name="P10">Retained ii: 63 Thread-17814</text:p>
      <text:p text:style-name="P10">Thread-17814 Activity <text:s/>at 25%</text:p>
      <text:p text:style-name="P10">Retained ii: 64 Thread-17814</text:p>
      <text:p text:style-name="P10">Retained ii: 65 Thread-17814</text:p>
      <text:p text:style-name="P10">Retained ii: 66 Thread-17814</text:p>
      <text:p text:style-name="P10">Retained ii: 67 Thread-17814</text:p>
      <text:p text:style-name="P10">Retained ii: 68 Thread-17814</text:p>
      <text:p text:style-name="P10">Retained ii: 69 Thread-17814</text:p>
      <text:p text:style-name="P10">Retained ii: 70 Thread-17814</text:p>
      <text:p text:style-name="P10">Retained ii: 71 Thread-17814</text:p>
      <text:p text:style-name="P10">Retained ii: 72 Thread-17814</text:p>
      <text:p text:style-name="P10">Retained ii: 73 Thread-17814</text:p>
      <text:p text:style-name="P10">Retained ii: 74 Thread-17814</text:p>
      <text:p text:style-name="P10">Retained ii: 75 Thread-17814</text:p>
      <text:p text:style-name="P10">Retained ii: 76 Thread-17814</text:p>
      <text:p text:style-name="P10">Retained ii: 77 Thread-17814</text:p>
      <text:p text:style-name="P10">Retained ii: 78 Thread-17814</text:p>
      <text:p text:style-name="P10">Retained ii: 79 Thread-17814</text:p>
      <text:p text:style-name="P10">Retained ii: 80 Thread-17814</text:p>
      <text:p text:style-name="P10">Retained ii: 81 Thread-17814</text:p>
      <text:p text:style-name="P10">Retained ii: 82 Thread-17814</text:p>
      <text:p text:style-name="P10">Retained ii: 83 Thread-17814</text:p>
      <text:p text:style-name="P10">Retained ii: 84 Thread-17814</text:p>
      <text:p text:style-name="P10">Retained ii: 85 Thread-17814</text:p>
      <text:p text:style-name="P10">Retained ii: 86 Thread-17814</text:p>
      <text:p text:style-name="P10">Retained ii: 87 Thread-17814</text:p>
      <text:p text:style-name="P10">Retained ii: 88 Thread-17814</text:p>
      <text:p text:style-name="P10">Retained ii: 89 Thread-17814</text:p>
      <text:p text:style-name="P10">Retained ii: 90 Thread-17814</text:p>
      <text:p text:style-name="P10">Retained ii: 91 Thread-17814</text:p>
      <text:p text:style-name="P10">Retained ii: 92 Thread-17814</text:p>
      <text:p text:style-name="P10">Retained ii: 93 Thread-17814</text:p>
      <text:p text:style-name="P10">Retained ii: 94 Thread-17814</text:p>
      <text:p text:style-name="P10">Retained ii: 95 Thread-17814</text:p>
      <text:p text:style-name="P10">Retained ii: 96 Thread-17814</text:p>
      <text:p text:style-name="P10">Retained ii: 97 Thread-17814</text:p>
      <text:p text:style-name="P10">Retained ii: 98 Thread-17814</text:p>
      <text:p text:style-name="P10">Retained ii: 99 Thread-17814</text:p>
      <text:p text:style-name="P10">Retained ii: 100 Thread-17814</text:p>
      <text:p text:style-name="P10">Retained ii: 101 Thread-17814</text:p>
      <text:p text:style-name="P10">Retained ii: 102 Thread-17814</text:p>
      <text:p text:style-name="P10">Retained ii: 103 Thread-17814</text:p>
      <text:p text:style-name="P10">Retained ii: 104 Thread-17814</text:p>
      <text:p text:style-name="P10">Retained ii: 105 Thread-17814</text:p>
      <text:p text:style-name="P10">Retained ii: 106 Thread-17814</text:p>
      <text:p text:style-name="P10">Retained ii: 107 Thread-17814</text:p>
      <text:p text:style-name="P10">Retained ii: 108 Thread-17814</text:p>
      <text:p text:style-name="P10">Retained ii: 109 Thread-17814</text:p>
      <text:p text:style-name="P10">Retained ii: 110 Thread-17814</text:p>
      <text:p text:style-name="P10">Retained ii: 111 Thread-17814</text:p>
      <text:p text:style-name="P10">Retained ii: 112 Thread-17814</text:p>
      <text:p text:style-name="P10">Retained ii: 113 Thread-17814</text:p>
      <text:p text:style-name="P10">Retained ii: 114 Thread-17814</text:p>
      <text:p text:style-name="P10">Retained ii: 115 Thread-17814</text:p>
      <text:p text:style-name="P10">Retained ii: 116 Thread-17814</text:p>
      <text:p text:style-name="P10">Retained ii: 117 Thread-17814</text:p>
      <text:p text:style-name="P10">Retained ii: 118 Thread-17814</text:p>
      <text:p text:style-name="P10">Retained ii: 119 Thread-17814</text:p>
      <text:p text:style-name="P10">Retained ii: 120 Thread-17814</text:p>
      <text:p text:style-name="P10">Retained ii: 121 Thread-17814</text:p>
      <text:p text:style-name="P10">Retained ii: 122 Thread-17814</text:p>
      <text:p text:style-name="P10">Retained ii: 123 Thread-17814</text:p>
      <text:p text:style-name="P10">Retained ii: 124 Thread-17814</text:p>
      <text:p text:style-name="P10"><text:soft-page-break/>Retained ii: 125 Thread-17814</text:p>
      <text:p text:style-name="P10">Retained ii: 126 Thread-17814</text:p>
      <text:p text:style-name="P10">Retained ii: 127 Thread-17814</text:p>
      <text:p text:style-name="P10">Retained ii: 128 Thread-17814</text:p>
      <text:p text:style-name="P10">Retained ii: 129 Thread-17814</text:p>
      <text:p text:style-name="P10">Retained ii: 130 Thread-17814</text:p>
      <text:p text:style-name="P10">Retained ii: 131 Thread-17814</text:p>
      <text:p text:style-name="P10">Retained ii: 132 Thread-17814</text:p>
      <text:p text:style-name="P10">Retained ii: 133 Thread-17814</text:p>
      <text:p text:style-name="P10">Retained ii: 134 Thread-17814</text:p>
      <text:p text:style-name="P10">Retained ii: 135 Thread-17814</text:p>
      <text:p text:style-name="P10">Retained ii: 136 Thread-17814</text:p>
      <text:p text:style-name="P10">Retained ii: 137 Thread-17814</text:p>
      <text:p text:style-name="P10">Retained ii: 138 Thread-17814</text:p>
      <text:p text:style-name="P10">Retained ii: 139 Thread-17814</text:p>
      <text:p text:style-name="P10">Retained ii: 140 Thread-17814</text:p>
      <text:p text:style-name="P10">Retained ii: 141 Thread-17814</text:p>
      <text:p text:style-name="P10">Retained ii: 142 Thread-17814</text:p>
      <text:p text:style-name="P10">Retained ii: 143 Thread-17814</text:p>
      <text:p text:style-name="P10">Retained ii: 144 Thread-17814</text:p>
      <text:p text:style-name="P10">Retained ii: 145 Thread-17814</text:p>
      <text:p text:style-name="P10">Retained ii: 146 Thread-17814</text:p>
      <text:p text:style-name="P10">Retained ii: 147 Thread-17814</text:p>
      <text:p text:style-name="P10">Retained ii: 148 Thread-17814</text:p>
      <text:p text:style-name="P10">Retained ii: 149 Thread-17814</text:p>
      <text:p text:style-name="P10">Activity - main onPause()-A</text:p>
      <text:p text:style-name="P10">Retained - main onPause()-A</text:p>
      <text:p text:style-name="P10">Retained - main onPause()-B</text:p>
      <text:p text:style-name="P10">Activity - main onPause()-B</text:p>
      <text:p text:style-name="P10">Activity - main onSaveInstanceState()-A</text:p>
      <text:p text:style-name="P10">Activity - main onSaveInstanceState()-B</text:p>
      <text:p text:style-name="P10">Activity - main onStop()-A</text:p>
      <text:p text:style-name="P10">Retained - main onStop()-A</text:p>
      <text:p text:style-name="P10">Retained - main onStop()-B</text:p>
      <text:p text:style-name="P10">Activity - main onStop()-B</text:p>
      <text:p text:style-name="P10">Activity - main onDestroy()-A</text:p>
      <text:p text:style-name="P10">Retained - main onDetach()-A</text:p>
      <text:p text:style-name="P10">Retained - main onDetach()-B</text:p>
      <text:p text:style-name="P10">Activity - main onDestroy()-B</text:p>
      <text:p text:style-name="P10">Retained ii: 150 Thread-17814</text:p>
      <text:p text:style-name="P10">Activity - main onCreate-A()</text:p>
      <text:p text:style-name="P10">Retained - main onAttach-A()</text:p>
      <text:p text:style-name="P10">Retained - main onAttach-B()</text:p>
      <text:p text:style-name="P10"><text:soft-page-break/>Activity - main onCreate-B()</text:p>
      <text:p text:style-name="P10">Activity - main onStart-A()</text:p>
      <text:p text:style-name="P10">Retained - main onActivityCreated()-A</text:p>
      <text:p text:style-name="P10">Retained - main onActivityCreated()-B</text:p>
      <text:p text:style-name="P10">Retained - main onStart()-A</text:p>
      <text:p text:style-name="P10">Retained - main onStart()-B</text:p>
      <text:p text:style-name="P10">Activity - main onStart-B()</text:p>
      <text:p text:style-name="P10">Activity - main onRestoreInstanceState()</text:p>
      <text:p text:style-name="P10">Activity - main onResume-A()</text:p>
      <text:p text:style-name="P10">Activity - main onResume-B()</text:p>
      <text:p text:style-name="P10">Retained - main onResume()-A</text:p>
      <text:p text:style-name="P10">Retained - main onResume()-B</text:p>
      <text:p text:style-name="P10">Retained ii: 151 Thread-17814</text:p>
      <text:p text:style-name="P10">Retained ii: 152 Thread-17814</text:p>
      <text:p text:style-name="P10">Retained ii: 153 Thread-17814</text:p>
      <text:p text:style-name="P10">Retained ii: 154 Thread-17814</text:p>
      <text:p text:style-name="P10">Retained ii: 155 Thread-17814</text:p>
      <text:p text:style-name="P10">Retained ii: 156 Thread-17814</text:p>
      <text:p text:style-name="P10">Retained ii: 157 Thread-17814</text:p>
      <text:p text:style-name="P10">Retained ii: 158 Thread-17814</text:p>
      <text:p text:style-name="P10">Retained ii: 159 Thread-17814</text:p>
      <text:p text:style-name="P10">Retained ii: 160 Thread-17814</text:p>
      <text:p text:style-name="P10">Retained ii: 161 Thread-17814</text:p>
      <text:p text:style-name="P10">Retained ii: 162 Thread-17814</text:p>
      <text:p text:style-name="P10">Retained ii: 163 Thread-17814</text:p>
      <text:p text:style-name="P10">Retained ii: 164 Thread-17814</text:p>
      <text:p text:style-name="P10">Retained ii: 165 Thread-17814</text:p>
      <text:p text:style-name="P10">Retained ii: 166 Thread-17814</text:p>
      <text:p text:style-name="P10">Retained ii: 167 Thread-17814</text:p>
      <text:p text:style-name="P10">Retained ii: 168 Thread-17814</text:p>
      <text:p text:style-name="P10">Retained ii: 169 Thread-17814</text:p>
      <text:p text:style-name="P10">Retained ii: 170 Thread-17814</text:p>
      <text:p text:style-name="P10">Retained ii: 171 Thread-17814</text:p>
      <text:p text:style-name="P10">Retained ii: 172 Thread-17814</text:p>
      <text:p text:style-name="P10">Retained ii: 173 Thread-17814</text:p>
      <text:p text:style-name="P10">Retained ii: 174 Thread-17814</text:p>
      <text:p text:style-name="P10">Retained ii: 175 Thread-17814</text:p>
      <text:p text:style-name="P10">Retained ii: 176 Thread-17814</text:p>
      <text:p text:style-name="P10">Retained ii: 177 Thread-17814</text:p>
      <text:p text:style-name="P10">Retained ii: 178 Thread-17814</text:p>
      <text:p text:style-name="P10">Retained ii: 179 Thread-17814</text:p>
      <text:p text:style-name="P10">Retained ii: 180 Thread-17814</text:p>
      <text:p text:style-name="P10">Retained ii: 181 Thread-17814</text:p>
      <text:p text:style-name="P10">Retained ii: 182 Thread-17814</text:p>
      <text:p text:style-name="P10">Retained ii: 183 Thread-17814</text:p>
      <text:p text:style-name="P10">Retained ii: 184 Thread-17814</text:p>
      <text:p text:style-name="P10">Retained ii: 185 Thread-17814</text:p>
      <text:p text:style-name="P10">Retained ii: 186 Thread-17814</text:p>
      <text:p text:style-name="P10">Retained ii: 187 Thread-17814</text:p>
      <text:p text:style-name="P10">Retained ii: 188 Thread-17814</text:p>
      <text:p text:style-name="P10">Retained ii: 189 Thread-17814</text:p>
      <text:p text:style-name="P10">Retained ii: 190 Thread-17814</text:p>
      <text:p text:style-name="P10">Retained ii: 191 Thread-17814</text:p>
      <text:p text:style-name="P10"><text:soft-page-break/>Retained ii: 192 Thread-17814</text:p>
      <text:p text:style-name="P10">Retained ii: 193 Thread-17814</text:p>
      <text:p text:style-name="P10">Retained ii: 194 Thread-17814</text:p>
      <text:p text:style-name="P10">Retained ii: 195 Thread-17814</text:p>
      <text:p text:style-name="P10">Retained ii: 196 Thread-17814</text:p>
      <text:p text:style-name="P10">Retained ii: 197 Thread-17814</text:p>
      <text:p text:style-name="P10">Retained ii: 198 Thread-17814</text:p>
      <text:p text:style-name="P10">Retained ii: 199 Thread-17814</text:p>
      <text:p text:style-name="P10">Retained ii: 200 Thread-17814</text:p>
      <text:p text:style-name="P10">Retained ii: 201 Thread-17814</text:p>
      <text:p text:style-name="P10">Retained ii: 202 Thread-17814</text:p>
      <text:p text:style-name="P10">Retained ii: 203 Thread-17814</text:p>
      <text:p text:style-name="P10">Retained ii: 204 Thread-17814</text:p>
      <text:p text:style-name="P10">Retained ii: 205 Thread-17814</text:p>
      <text:p text:style-name="P10">Retained ii: 206 Thread-17814</text:p>
      <text:p text:style-name="P10">Retained ii: 207 Thread-17814</text:p>
      <text:p text:style-name="P10">Retained ii: 208 Thread-17814</text:p>
      <text:p text:style-name="P10">Retained ii: 209 Thread-17814</text:p>
      <text:p text:style-name="P10">Retained ii: 210 Thread-17814</text:p>
      <text:p text:style-name="P10">Retained ii: 211 Thread-17814</text:p>
      <text:p text:style-name="P10">Retained ii: 212 Thread-17814</text:p>
      <text:p text:style-name="P10">Retained ii: 213 Thread-17814</text:p>
      <text:p text:style-name="P10">Thread-17814 Activity <text:s/>at 75%</text:p>
      <text:p text:style-name="P10">Retained ii: 214 Thread-17814</text:p>
      <text:p text:style-name="P10">Retained ii: 215 Thread-17814</text:p>
      <text:p text:style-name="P10">Retained ii: 216 Thread-17814</text:p>
      <text:p text:style-name="P10">Retained ii: 217 Thread-17814</text:p>
      <text:p text:style-name="P10">Retained ii: 218 Thread-17814</text:p>
      <text:p text:style-name="P10">Retained ii: 219 Thread-17814</text:p>
      <text:p text:style-name="P10">Retained ii: 220 Thread-17814</text:p>
      <text:p text:style-name="P10">Retained ii: 221 Thread-17814</text:p>
      <text:p text:style-name="P10">Retained ii: 222 Thread-17814</text:p>
      <text:p text:style-name="P10">Retained ii: 223 Thread-17814</text:p>
      <text:p text:style-name="P10">Retained ii: 224 Thread-17814</text:p>
      <text:p text:style-name="P10">Retained ii: 225 Thread-17814</text:p>
      <text:p text:style-name="P10">Retained ii: 226 Thread-17814</text:p>
      <text:p text:style-name="P10">Retained ii: 227 Thread-17814</text:p>
      <text:p text:style-name="P10">Retained ii: 228 Thread-17814</text:p>
      <text:p text:style-name="P10">Activity - main onPause()-A</text:p>
      <text:p text:style-name="P10">Retained - main onPause()-A</text:p>
      <text:p text:style-name="P10">Retained - main onPause()-B</text:p>
      <text:p text:style-name="P10">Activity - main onPause()-B</text:p>
      <text:p text:style-name="P10">Activity - main onSaveInstanceState()-A</text:p>
      <text:p text:style-name="P10"><text:soft-page-break/>Activity - main onSaveInstanceState()-B</text:p>
      <text:p text:style-name="P10">Activity - main onStop()-A</text:p>
      <text:p text:style-name="P10">Retained - main onStop()-A</text:p>
      <text:p text:style-name="P10">Retained - main onStop()-B</text:p>
      <text:p text:style-name="P10">Activity - main onStop()-B</text:p>
      <text:p text:style-name="P10">Activity - main onDestroy()-A</text:p>
      <text:p text:style-name="P10">Retained - main onDetach()-A</text:p>
      <text:p text:style-name="P10">Retained - main onDetach()-B</text:p>
      <text:p text:style-name="P10">Activity - main onDestroy()-B</text:p>
      <text:p text:style-name="P10">Retained ii: 229 Thread-17814</text:p>
      <text:p text:style-name="P10">Activity - main onCreate-A()</text:p>
      <text:p text:style-name="P10">Retained - main onAttach-A()</text:p>
      <text:p text:style-name="P10">Retained - main onAttach-B()</text:p>
      <text:p text:style-name="P10">Activity - main onCreate-B()</text:p>
      <text:p text:style-name="P10">Activity - main onStart-A()</text:p>
      <text:p text:style-name="P10">Retained - main onActivityCreated()-A</text:p>
      <text:p text:style-name="P10">Retained - main onActivityCreated()-B</text:p>
      <text:p text:style-name="P10">Retained - main onStart()-A</text:p>
      <text:p text:style-name="P10">Retained - main onStart()-B</text:p>
      <text:p text:style-name="P10">Activity - main onStart-B()</text:p>
      <text:p text:style-name="P10">Activity - main onRestoreInstanceState()</text:p>
      <text:p text:style-name="P10">Activity - main onResume-A()</text:p>
      <text:p text:style-name="P10">Activity - main onResume-B()</text:p>
      <text:p text:style-name="P10">Retained - main onResume()-A</text:p>
      <text:p text:style-name="P10">Retained - main onResume()-B</text:p>
      <text:p text:style-name="P10">Retained ii: 230 Thread-17814</text:p>
      <text:p text:style-name="P10">Retained ii: 231 Thread-17814</text:p>
      <text:p text:style-name="P10">Retained ii: 232 Thread-17814</text:p>
      <text:p text:style-name="P10">Retained ii: 233 Thread-17814</text:p>
      <text:p text:style-name="P10">Retained ii: 234 Thread-17814</text:p>
      <text:p text:style-name="P10">Retained ii: 235 Thread-17814</text:p>
      <text:p text:style-name="P10">Retained ii: 236 Thread-17814</text:p>
      <text:p text:style-name="P10">Retained ii: 237 Thread-17814</text:p>
      <text:p text:style-name="P10">Retained ii: 238 Thread-17814</text:p>
      <text:p text:style-name="P10">Retained ii: 239 Thread-17814</text:p>
      <text:p text:style-name="P10">Retained ii: 240 Thread-17814</text:p>
      <text:p text:style-name="P10">Retained ii: 241 Thread-17814</text:p>
      <text:p text:style-name="P10">Retained ii: 242 Thread-17814</text:p>
      <text:p text:style-name="P10">Retained ii: 243 Thread-17814</text:p>
      <text:p text:style-name="P10">Retained ii: 244 Thread-17814</text:p>
      <text:p text:style-name="P10">Retained ii: 245 Thread-17814</text:p>
      <text:p text:style-name="P10">Retained ii: 246 Thread-17814</text:p>
      <text:p text:style-name="P10">Retained ii: 247 Thread-17814</text:p>
      <text:p text:style-name="P10"><text:soft-page-break/>Retained ii: 248 Thread-17814</text:p>
      <text:p text:style-name="P10">Retained ii: 249 Thread-17814</text:p>
      <text:p text:style-name="P10">Retained ii: 250 Thread-17814</text:p>
      <text:p text:style-name="P10">Thread-17814 Activity <text:s/>at 100%</text:p>
      <text:p text:style-name="P10">Retained ii: 251 Thread-178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 Braille" svg:font-family="'Apple Braille'" style:font-pitch="variable" style:font-charset="x-symbol"/>
    <style:font-face style:name="OpenSymbol" svg:font-family="OpenSymbol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902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 Maldonado</meta:initial-creator>
    <meta:creation-date>2016-05-17T16:08:29</meta:creation-date>
    <dc:date>2016-05-19T21:35:21</dc:date>
    <dc:creator>Flo  Maldonado</dc:creator>
    <meta:editing-duration>P2DT3H33M35S</meta:editing-duration>
    <meta:editing-cycles>4</meta:editing-cycles>
    <meta:generator>OpenOffice/4.1.1$Unix OpenOffice.org_project/411m6$Build-9775</meta:generator>
    <meta:document-statistic meta:table-count="2" meta:image-count="0" meta:object-count="0" meta:page-count="10" meta:paragraph-count="486" meta:word-count="1648" meta:character-count="12012"/>
  </office:meta>
</office:document-meta>
</file>